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0">
            <text:p>2000</text:p>
          </table:table-cell>
          <table:table-cell office:value-type="float" office:value="610579">
            <text:p>61057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1">
            <text:p>2001</text:p>
          </table:table-cell>
          <table:table-cell office:value-type="float" office:value="604393">
            <text:p>60439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2">
            <text:p>2002</text:p>
          </table:table-cell>
          <table:table-cell office:value-type="float" office:value="608045">
            <text:p>60804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3">
            <text:p>2003</text:p>
          </table:table-cell>
          <table:table-cell office:value-type="float" office:value="612085">
            <text:p>61208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4">
            <text:p>2004</text:p>
          </table:table-cell>
          <table:table-cell office:value-type="float" office:value="584791">
            <text:p>58479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5">
            <text:p>2005</text:p>
          </table:table-cell>
          <table:table-cell office:value-type="float" office:value="582964">
            <text:p>58296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6">
            <text:p>2006</text:p>
          </table:table-cell>
          <table:table-cell office:value-type="float" office:value="572224">
            <text:p>57222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7">
            <text:p>2007</text:p>
          </table:table-cell>
          <table:table-cell office:value-type="float" office:value="574687">
            <text:p>57468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8">
            <text:p>2008</text:p>
          </table:table-cell>
          <table:table-cell office:value-type="float" office:value="579697">
            <text:p>57969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9">
            <text:p>2009</text:p>
          </table:table-cell>
          <table:table-cell office:value-type="float" office:value="559617">
            <text:p>55961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0">
            <text:p>2010</text:p>
          </table:table-cell>
          <table:table-cell office:value-type="float" office:value="561666">
            <text:p>56166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1">
            <text:p>2011</text:p>
          </table:table-cell>
          <table:table-cell office:value-type="float" office:value="552232">
            <text:p>55223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2">
            <text:p>2012</text:p>
          </table:table-cell>
          <table:table-cell office:value-type="float" office:value="569024">
            <text:p>56902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3">
            <text:p>2013</text:p>
          </table:table-cell>
          <table:table-cell office:value-type="float" office:value="576458">
            <text:p>57645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4">
            <text:p>2014</text:p>
          </table:table-cell>
          <table:table-cell office:value-type="float" office:value="570341">
            <text:p>57034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5">
            <text:p>2015</text:p>
          </table:table-cell>
          <table:table-cell office:value-type="float" office:value="602782">
            <text:p>60278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6">
            <text:p>2016</text:p>
          </table:table-cell>
          <table:table-cell office:value-type="float" office:value="597206">
            <text:p>59720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7">
            <text:p>2017</text:p>
          </table:table-cell>
          <table:table-cell office:value-type="float" office:value="607172">
            <text:p>60717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8">
            <text:p>2018</text:p>
          </table:table-cell>
          <table:table-cell office:value-type="float" office:value="616014">
            <text:p>61601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9">
            <text:p>2019</text:p>
          </table:table-cell>
          <table:table-cell office:value-type="float" office:value="604707">
            <text:p>60470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20">
            <text:p>2020</text:p>
          </table:table-cell>
          <table:table-cell office:value-type="float" office:value="689629">
            <text:p>689629</text:p>
          </table:table-cell>
          <table:table-cell table:formula="of:=FORECAST([.B22];[.$C$17:.$C$21];[.$B$17:.$B$21])" office:value-type="float" office:value="612373.6">
            <text:p>612373,6</text:p>
          </table:table-cell>
          <table:table-cell table:formula="of:=ROUND([.D22];0)" office:value-type="float" office:value="612374">
            <text:p>612374</text:p>
          </table:table-cell>
          <table:table-cell table:formula="of:=[.C22]-[.E22]" office:value-type="float" office:value="77255">
            <text:p>77255</text:p>
          </table:table-cell>
          <table:table-cell table:formula="of:=[.F22]/[.E22]*100" office:value-type="float" office:value="12.6156564452442">
            <text:p>12,6156564452</text:p>
          </table:table-cell>
          <table:table-cell table:formula="of:=ROUND([.F45]-[.F47];0)" office:value-type="float" office:value="581007">
            <text:p>581007</text:p>
          </table:table-cell>
          <table:table-cell table:formula="of:=ROUND([.F45]+[.F47];0)" office:value-type="float" office:value="643741">
            <text:p>643741</text:p>
          </table:table-cell>
          <table:table-cell table:formula="of:=[.C22]-[.I22]" office:value-type="float" office:value="45888">
            <text:p>45888</text:p>
          </table:table-cell>
          <table:table-cell table:formula="of:=[.C22]-[.H22]" office:value-type="float" office:value="108622">
            <text:p>108622</text:p>
          </table:table-cell>
          <table:table-cell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21">
            <text:p>2021</text:p>
          </table:table-cell>
          <table:table-cell office:value-type="float" office:value="667479">
            <text:p>667479</text:p>
          </table:table-cell>
          <table:table-cell table:formula="of:=FORECAST([.B23];[.$C$17:.$C$21];[.$B$17:.$B$21])" office:value-type="float" office:value="614639.4">
            <text:p>614639,4</text:p>
          </table:table-cell>
          <table:table-cell table:formula="of:=ROUND([.D23];0)" office:value-type="float" office:value="614639">
            <text:p>614639</text:p>
          </table:table-cell>
          <table:table-cell table:formula="of:=[.C23]-[.E23]" office:value-type="float" office:value="52840">
            <text:p>52840</text:p>
          </table:table-cell>
          <table:table-cell table:formula="of:=[.F23]/[.E23]*100" office:value-type="float" office:value="8.59691623863764">
            <text:p>8,5969162386</text:p>
          </table:table-cell>
          <table:table-cell table:formula="of:=ROUND([.F53]-[.F55];0)" office:value-type="float" office:value="578420">
            <text:p>578420</text:p>
          </table:table-cell>
          <table:table-cell table:formula="of:=ROUND([.F53]+[.F55];0)" office:value-type="float" office:value="650859">
            <text:p>650859</text:p>
          </table:table-cell>
          <table:table-cell table:formula="of:=[.C23]-[.I23]" office:value-type="float" office:value="16620">
            <text:p>16620</text:p>
          </table:table-cell>
          <table:table-cell table:formula="of:=[.C23]-[.H23]" office:value-type="float" office:value="89059">
            <text:p>89059</text:p>
          </table:table-cell>
          <table:table-cell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22">
            <text:p>2022</text:p>
          </table:table-cell>
          <table:table-cell office:value-type="float" office:value="657278">
            <text:p>657278</text:p>
          </table:table-cell>
          <table:table-cell table:formula="of:=FORECAST([.B24];[.$C$17:.$C$21];[.$B$17:.$B$21])" office:value-type="float" office:value="616905.2">
            <text:p>616905,2</text:p>
          </table:table-cell>
          <table:table-cell table:formula="of:=ROUND([.D24];0)" office:value-type="float" office:value="616905">
            <text:p>616905</text:p>
          </table:table-cell>
          <table:table-cell table:formula="of:=[.C24]-[.E24]" office:value-type="float" office:value="40373">
            <text:p>40373</text:p>
          </table:table-cell>
          <table:table-cell table:formula="of:=[.F24]/[.E24]*100" office:value-type="float" office:value="6.54444363394688">
            <text:p>6,5444436339</text:p>
          </table:table-cell>
          <table:table-cell table:formula="of:=ROUND([.F61]-[.F63];0)" office:value-type="float" office:value="575270">
            <text:p>575270</text:p>
          </table:table-cell>
          <table:table-cell table:formula="of:=ROUND([.F61]+[.F63];0)" office:value-type="float" office:value="658541">
            <text:p>658541</text:p>
          </table:table-cell>
          <table:table-cell table:formula="of:=[.C24]-[.I24]" office:value-type="float" office:value="-1263">
            <text:p>-1263</text:p>
          </table:table-cell>
          <table:table-cell table:formula="of:=[.C24]-[.H24]" office:value-type="float" office:value="82008">
            <text:p>82008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2014386">
            <text:p>2014386</text:p>
          </table:table-cell>
          <table:table-cell/>
          <table:table-cell table:formula="of:=SUM([.E22:.E24])" office:value-type="float" office:value="1843918">
            <text:p>1843918</text:p>
          </table:table-cell>
          <table:table-cell table:formula="of:=SUM([.F22:.F24])" office:value-type="float" office:value="170468">
            <text:p>170468</text:p>
          </table:table-cell>
          <table:table-cell table:formula="of:=[.F25]/[.E25]*100" office:value-type="float" office:value="9.24487965299975">
            <text:p>9,244879653</text:p>
          </table:table-cell>
          <table:table-cell table:formula="of:=SUM([.H22:.H24])" office:value-type="float" office:value="1734697">
            <text:p>1734697</text:p>
          </table:table-cell>
          <table:table-cell table:formula="of:=SUM([.I22:.I24])" office:value-type="float" office:value="1953141">
            <text:p>1953141</text:p>
          </table:table-cell>
          <table:table-cell table:formula="of:=SUM([.J22:.J24])" office:value-type="float" office:value="61245">
            <text:p>61245</text:p>
          </table:table-cell>
          <table:table-cell table:formula="of:=SUM([.K22:.K24])" office:value-type="float" office:value="279689">
            <text:p>279689</text:p>
          </table:table-cell>
          <table:table-cell table:formula="of:=[.J25]/[.E25]*100" office:value-type="float" office:value="3.32146006492697">
            <text:p>3,32146006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2265.8">
            <text:p>2265,8</text:p>
          </table:table-cell>
          <table:table-cell office:value-type="float" office:value="-3964542.4">
            <text:p>-3964542,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150.80651846762">
            <text:p>2150,8065184676</text:p>
          </table:table-cell>
          <table:table-cell office:value-type="float" office:value="4338177.81408844">
            <text:p>4338177,8140884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70035536244594">
            <text:p>0,2700355362</text:p>
          </table:table-cell>
          <table:table-cell office:value-type="float" office:value="6801.44740478084">
            <text:p>6801,447404780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1097891047546">
            <text:p>1,109789104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1338496.4035156">
            <text:p>51338496,4035156</text:p>
          </table:table-cell>
          <table:table-cell office:value-type="float" office:value="138779060.396484">
            <text:p>138779060,39648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1.05346528408995">
            <text:p>1,0534652841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369480031070672">
            <text:p>0,3694800311</text:p>
          </table:table-cell>
          <table:table-cell table:formula="of:=TDIST(ABS([.$E$34]);[.$F$30];1)" office:value-type="float" office:value="0.184740015535336">
            <text:p>0,184740015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6801.44740478084">
            <text:p>6801,4474047808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612373.6">
            <text:p>612373,6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31366.9344468583">
            <text:p>31366,9344468583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581006.665553142">
            <text:p>581006,665553142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643740.534446858">
            <text:p>643740,534446858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614639.4">
            <text:p>614639,4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36219.416093094">
            <text:p>36219,416093094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578419.983906906">
            <text:p>578419,983906906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650858.816093094">
            <text:p>650858,816093094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616905.2">
            <text:p>616905,2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41635.452689562">
            <text:p>41635,452689562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575269.747310438">
            <text:p>575269,747310438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658540.652689562">
            <text:p>658540,652689562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605576.2">
            <text:p>605576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5.1796841498821">
            <text:p>5,179684149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11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11:06.26</dc:date>
    <dc:creator>Andrzej Bystrzycki</dc:creator>
    <meta:generator>OpenOffice.org/3.3$Win32 OpenOffice.org_project/330m20$Build-9567</meta:generator>
    <meta:editing-duration>PT24M11S</meta:editing-duration>
    <meta:editing-cycles>12</meta:editing-cycles>
    <meta:document-statistic meta:table-count="1" meta:cell-count="223" meta:object-count="0"/>
  </office:meta>
</office:document-meta>
</file>